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erformanc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ffd8ce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8c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  <table:table-cell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1"/>
        </table:table-row>
        <table:table-row table:style-name="ro2" table:number-rows-repeated="997">
          <table:table-cell/>
          <table:table-cell table:style-name="ce3"/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w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  <table:table-cell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rol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 pyart</text:p>
          </table:table-cell>
          <table:table-cell table:style-name="ce1" office:value-type="float" office:value="7666444555" calcext:value-type="float">
            <text:p>7666444555</text:p>
          </table:table-cell>
          <table:table-cell table:style-name="ce1" office:value-type="string" calcext:value-type="string">
            <text:p>tour_eng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s" table:style-name="ta3">
        <office:forms form:automatic-focus="false" form:apply-design-mode="false"/>
        <table:table-column table:style-name="co2" table:number-columns-repeated="1023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1">
          <table:table-cell table:style-name="ce12" office:value-type="string" calcext:value-type="string">
            <text:p>act</text:p>
          </table:table-cell>
          <table:table-cell table:style-name="ce12" office:value-type="string" calcext:value-type="string">
            <text:p>linecheck_time</text:p>
          </table:table-cell>
          <table:table-cell table:style-name="ce12" office:value-type="string" calcext:value-type="string">
            <text:p>start_time</text:p>
          </table:table-cell>
          <table:table-cell table:style-name="ce12" office:value-type="string" calcext:value-type="string">
            <text:p>finish_time</text:p>
          </table:table-cell>
          <table:table-cell table:style-name="ce12" office:value-type="string" calcext:value-type="string">
            <text:p>tech_brief</text:p>
          </table:table-cell>
          <table:table-cell table:style-name="ce12" office:value-type="string" calcext:value-type="string">
            <text:p>hospitality_brief</text:p>
          </table:table-cell>
          <table:table-cell table:style-name="ce14" table:number-columns-repeated="1017"/>
        </table:table-row>
        <table:table-row table:style-name="ro1">
          <table:table-cell table:style-name="ce1" office:value-type="string" calcext:value-type="string">
            <text:p>PA OFF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time" office:time-value="PT02H00M00S" calcext:value-type="time">
            <text:p>2:00</text:p>
          </table:table-cell>
          <table:table-cell table:style-name="ce5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eymour Jams</text:p>
          </table:table-cell>
          <table:table-cell table:number-columns-repeated="2" table:style-name="ce5" office:value-type="time" office:time-value="PT01H00M00S" calcext:value-type="time">
            <text:p>1:00</text:p>
          </table:table-cell>
          <table:table-cell table:style-name="ce5" office:value-type="time" office:time-value="PT02H00M00S" calcext:value-type="time">
            <text:p>2:00</text:p>
          </table:table-cell>
          <table:table-cell table:style-name="ce1" office:value-type="string" calcext:value-type="string">
            <text:p>Electric Guitar (Mic'd amp)</text:p>
            <text:p>Vocals</text:p>
            <text:p>Bass Guitar (DI)</text:p>
            <text:p>Vocals</text:p>
            <text:p>Keyboard (DI)</text:p>
            <text:p>Drum Kit</text:p>
            <text:p>Electric Guitar (Mic'd Amp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binewski murder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5" office:value-type="time" office:time-value="PT00H15M00S" calcext:value-type="time">
            <text:p>0:15</text:p>
          </table:table-cell>
          <table:table-cell table:style-name="ce5" office:value-type="time" office:time-value="PT01H00M00S" calcext:value-type="time">
            <text:p>1:00</text:p>
          </table:table-cell>
          <table:table-cell table:style-name="ce1" office:value-type="string" calcext:value-type="string">
            <text:p>Bass guitar, acoustic guitar (di) full drum kit, clarinet (we have a clip on mic to di, but one more mic would be preferable), 3 vocals, lead vocal on acoustic, second lead on drums, backing on bas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/>
          <table:table-cell table:style-name="ce5" office:value-type="time" office:time-value="PT00H00M00S" calcext:value-type="time">
            <text:p>0:00</text:p>
          </table:table-cell>
          <table:table-cell table:style-name="ce5" office:value-type="time" office:time-value="PT01H15M00S" calcext:value-type="time">
            <text:p>1:1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jamtidy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5" office:value-type="time" office:time-value="PT23H15M00S" calcext:value-type="time">
            <text:p>23:15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1" office:value-type="string" calcext:value-type="string">
            <text:p>2 x mono DI - set identically at FOH with no highpass filter on either. </text:p>
            <text:p>1 x vocal mic (58 preferred) on a short boom stand </text:p>
            <text:p>1 x 57 or whatever your engineer prefers on a short stand for a cajon but this goes through a notch filter pedal straight into the loop pedal and outputs through the DI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/>
          <table:table-cell table:style-name="ce5" office:value-type="time" office:time-value="PT23H00M00S" calcext:value-type="time">
            <text:p>23:00</text:p>
          </table:table-cell>
          <table:table-cell table:style-name="ce5" office:value-type="time" office:time-value="PT23H15M00S" calcext:value-type="time">
            <text:p>23:1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osmo</text:p>
          </table:table-cell>
          <table:table-cell/>
          <table:table-cell table:style-name="ce5" office:value-type="time" office:time-value="PT22H30M00S" calcext:value-type="time">
            <text:p>22:3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robbie cornell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oudspeaka</text:p>
          </table:table-cell>
          <table:table-cell/>
          <table:table-cell table:style-name="ce5" office:value-type="time" office:time-value="PT21H15M00S" calcext:value-type="time">
            <text:p>21:15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5"/>
          <table:table-cell/>
          <table:table-cell table:style-name="ce1"/>
          <table:table-cell table:number-columns-repeated="1018"/>
        </table:table-row>
        <table:table-row table:style-name="ro1" table:number-rows-repeated="987">
          <table:table-cell table:number-columns-repeated="4"/>
          <table:table-cell table:style-name="ce1"/>
          <table:table-cell table:number-columns-repeated="1018"/>
        </table:table-row>
        <table:table-row table:style-name="ro3" table:number-rows-repeated="104757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1:46:24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6T04:00:10.901000000</dc:date>
    <meta:editing-duration>PT2H3M34S</meta:editing-duration>
    <meta:editing-cycles>2</meta:editing-cycles>
    <meta:document-statistic meta:table-count="3" meta:cell-count="79" meta:object-count="0"/>
  </office:meta>
</office:document-meta>
</file>